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f10d0c" draw:marker-start-width="0.321cm" draw:marker-end-width="0.321cm" draw:fill="none" draw:textarea-horizontal-align="justify" draw:textarea-vertical-align="middle" draw:auto-grow-height="false" fo:min-height="1.05cm" fo:min-width="0.8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solid" svg:stroke-width="0.081cm" svg:stroke-color="#f10d0c" draw:marker-start-width="0.321cm" draw:marker-end-width="0.321cm" draw:fill="none" draw:textarea-horizontal-align="justify" draw:textarea-vertical-align="middle" draw:auto-grow-height="false" fo:min-height="0.97cm" fo:min-width="0.72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solid" svg:stroke-width="0.081cm" svg:stroke-color="#780373" draw:marker-start-width="0.321cm" draw:marker-end-width="0.321cm" draw:fill="none" draw:textarea-horizontal-align="justify" draw:textarea-vertical-align="middle" draw:auto-grow-height="false" fo:min-height="0.97cm" fo:min-width="0.72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draw:stroke="solid" svg:stroke-width="0.081cm" svg:stroke-color="#127622" draw:marker-start-width="0.321cm" draw:marker-end-width="0.321cm" draw:fill="none" draw:textarea-horizontal-align="justify" draw:textarea-vertical-align="middle" draw:auto-grow-height="false" fo:min-height="0.97cm" fo:min-width="0.72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color="#b47804" draw:marker-end="Arrow" draw:fill="solid" draw:textarea-vertical-align="middle"/>
    </style:style>
    <style:style style:name="gr6" style:family="graphic" style:parent-style-name="standard">
      <style:graphic-properties draw:stroke="dash" draw:stroke-dash="Long_20_Dot" svg:stroke-color="#000000" draw:fill="none" draw:fill-color="#ffffff" fo:min-height="0.637cm"/>
      <style:paragraph-properties style:writing-mode="lr-tb"/>
    </style:style>
    <style:style style:name="gr7" style:family="graphic" style:parent-style-name="standard">
      <style:graphic-properties draw:stroke="solid" svg:stroke-width="0.081cm" svg:stroke-color="#e8a202" draw:marker-start-width="0.321cm" draw:marker-end-width="0.321cm" draw:fill="none" draw:textarea-horizontal-align="justify" draw:textarea-vertical-align="middle" draw:auto-grow-height="false" fo:min-height="0.97cm" fo:min-width="0.72cm" fo:padding-top="0.165cm" fo:padding-bottom="0.165cm" fo:padding-left="0.29cm" fo:padding-right="0.29cm"/>
      <style:paragraph-properties style:writing-mode="lr-tb"/>
    </style:style>
    <style:style style:name="gr8" style:family="graphic" style:parent-style-name="objectwithoutfill">
      <style:graphic-properties svg:stroke-color="#ed4c05" draw:marker-end="Arrow" draw:fill="solid" draw:textarea-vertical-align="middle"/>
    </style:style>
    <style:style style:name="gr9" style:family="graphic" style:parent-style-name="objectwithoutfill">
      <style:graphic-properties svg:stroke-color="#3465a4" draw:marker-end="Arrow" draw:fill="solid" draw:textarea-vertical-align="middle"/>
    </style:style>
    <style:style style:name="gr10" style:family="graphic" style:parent-style-name="standard">
      <style:graphic-properties draw:stroke="dash" draw:stroke-dash="Long_20_Dot" svg:stroke-width="0.081cm" svg:stroke-color="#acb20c" draw:marker-start-width="0.321cm" draw:marker-end-width="0.321cm" draw:fill="none" draw:textarea-horizontal-align="justify" draw:textarea-vertical-align="middle" draw:auto-grow-height="false" fo:min-height="2.37cm" fo:min-width="10.82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color="#808080" fo:font-size="9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background-color="#ffff00"/>
    </style:style>
    <style:style style:name="P8" style:family="paragraph">
      <loext:graphic-properties draw:fill="none" draw:fill-color="#ffffff"/>
      <style:paragraph-properties style:writing-mode="lr-tb"/>
      <style:text-properties fo:color="#acb20c" fo:font-weight="bold"/>
    </style:style>
    <style:style style:name="T1" style:family="text">
      <style:text-properties fo:color="#808080" fo:font-size="8pt" style:font-size-asian="16pt" style:font-size-complex="16pt"/>
    </style:style>
    <style:style style:name="T2" style:family="text">
      <style:text-properties fo:color="#808080" fo:font-size="8pt" fo:font-weight="bold" style:font-size-asian="16pt" style:font-weight-asian="bold" style:font-size-complex="16pt" style:font-weight-complex="bold"/>
    </style:style>
    <style:style style:name="T3" style:family="text">
      <style:text-properties fo:color="#acb20c"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cm" svg:height="1.3cm" svg:x="0.3cm" svg:y="0.66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.6cm" svg:y="0.66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0.3cm" svg:y="3.16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1.6cm" svg:y="3.16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cm" svg:height="1.3cm" svg:x="0.3cm" svg:y="5.46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cm" svg:height="1.3cm" svg:x="1.6cm" svg:y="5.46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5.3cm" svg:y="1.66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7.9cm" svg:y="1.66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4cm" svg:y="1.66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6.6cm" svg:y="1.668cm">
          <text:p text:style-name="P1">3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.9cm" svg:y1="1.368cm" svg:x2="4cm" svg:y2="2.368cm">
          <text:p/>
        </draw:line>
        <draw:line draw:style-name="gr5" draw:text-style-name="P3" draw:layer="layout" svg:x1="2.9cm" svg:y1="3.968cm" svg:x2="4cm" svg:y2="2.368cm">
          <text:p/>
        </draw:line>
        <draw:frame draw:style-name="gr6" draw:text-style-name="P5" draw:layer="layout" svg:width="2.2cm" svg:height="0.887cm" svg:x="15.2cm" svg:y="8.1cm">
          <draw:text-box>
            <text:p text:style-name="P4"><text:span text:style-name="T1">Equipo Rojo</text:span></text:p>
            <text:p text:style-name="P4"><text:span text:style-name="T2">Algorítmica</text:span></text:p>
          </draw:text-box>
        </draw:frame>
        <draw:custom-shape draw:style-name="gr7" draw:text-style-name="P2" draw:layer="layout" svg:width="1.3cm" svg:height="1.3cm" svg:x="0.3cm" svg:y="7.56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cm" svg:height="1.3cm" svg:x="1.6cm" svg:y="7.56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cm" svg:height="1.3cm" svg:x="5.3cm" svg:y="6.51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cm" svg:height="1.3cm" svg:x="6.6cm" svg:y="6.51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cm" svg:height="1.3cm" svg:x="4cm" svg:y="6.51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cm" svg:height="1.3cm" svg:x="7.9cm" svg:y="6.513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10.6cm" svg:y="4.11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14.5cm" svg:y="4.11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9.3cm" svg:y="4.11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1.9cm" svg:y="4.11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cm" svg:height="1.3cm" svg:x="8cm" svg:y="4.11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cm" svg:height="1.3cm" svg:x="6.7cm" svg:y="4.11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cm" svg:height="1.3cm" svg:x="13.2cm" svg:y="4.11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cm" svg:height="1.3cm" svg:x="15.8cm" svg:y="4.113cm">
          <text:p text:style-name="P1">6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2.9cm" svg:y1="8.269cm" svg:x2="4cm" svg:y2="7.113cm">
          <text:p/>
        </draw:line>
        <draw:line draw:style-name="gr8" draw:text-style-name="P3" draw:layer="layout" svg:x1="2.9cm" svg:y1="6.113cm" svg:x2="4cm" svg:y2="7.114cm">
          <text:p/>
        </draw:line>
        <draw:line draw:style-name="gr9" draw:text-style-name="P3" draw:layer="layout" svg:x1="5.5cm" svg:y1="6.413cm" svg:x2="6.7cm" svg:y2="4.813cm">
          <text:p/>
        </draw:line>
        <draw:line draw:style-name="gr9" draw:text-style-name="P3" draw:layer="layout" svg:x1="5.4cm" svg:y1="6.513cm" svg:x2="6.7cm" svg:y2="4.814cm">
          <text:p/>
        </draw:line>
        <draw:line draw:style-name="gr9" draw:text-style-name="P3" draw:layer="layout" svg:x1="5.4cm" svg:y1="2.913cm" svg:x2="6.7cm" svg:y2="4.815cm">
          <text:p/>
        </draw:line>
        <draw:custom-shape draw:style-name="gr10" draw:text-style-name="P6" draw:layer="layout" svg:width="11.4cm" svg:height="2.7cm" svg:x="6cm" svg:y="3.313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.8cm" svg:height="1.187cm" svg:x="14.3cm" svg:y="2.513cm">
          <draw:text-box>
            <text:p/>
          </draw:text-box>
        </draw:frame>
        <draw:frame draw:style-name="gr12" draw:text-style-name="P8" draw:layer="layout" svg:width="2.3cm" svg:height="1.199cm" svg:x="14.9cm" svg:y="2.6cm">
          <draw:text-box>
            <text:p><text:span text:style-name="T3">Solució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8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17:17:03.928001186</meta:creation-date>
    <dc:date>2022-04-27T19:47:19.744517190</dc:date>
    <meta:editing-duration>PT48M23S</meta:editing-duration>
    <meta:editing-cycles>11</meta:editing-cycles>
    <meta:generator>LibreOffice/6.4.7.2$Linux_X86_64 LibreOffice_project/40$Build-2</meta:generator>
    <meta:document-statistic meta:object-count="35"/>
  </office:meta>
</office:document-meta>
</file>